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1.28mm" svg:height="128.12mm" svg:x="28.74mm" svg:y="43.83mm">
            <loext:p draw:notify-on-update-of-ranges="Sheet1.A3:Sheet1.A8 Sheet1.B2:Sheet1.B2 Sheet1.B3:Sheet1.B8 Sheet1.A3:Sheet1.A8 Sheet1.E2:Sheet1.E2 Sheet1.E3:Sheet1.E8 Sheet1.A3:Sheet1.A8 Sheet1.F2:Sheet1.F2 Sheet1.F3:Sheet1.F8 Sheet1.A3:Sheet1.A8 Sheet1.D2:Sheet1.D2 Sheet1.D3:Sheet1.D8 Sheet1.A3:Sheet1.A8 Sheet1.C2:Sheet1.C2 Sheet1.C3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2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SF</text:p>
          </table:table-cell>
          <table:covered-table-cell table:number-columns-repeated="4" table:style-name="Default"/>
          <table:table-cell table:style-name="ce1" office:value-type="string" calcext:value-type="string" table:number-columns-spanned="5" table:number-rows-spanned="1">
            <text:p>f1/f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sf1</text:p>
          </table:table-cell>
          <table:table-cell table:style-name="Default" office:value-type="string" calcext:value-type="string">
            <text:p>SF2</text:p>
          </table:table-cell>
          <table:table-cell table:style-name="Default" office:value-type="string" calcext:value-type="string">
            <text:p>SF3</text:p>
          </table:table-cell>
          <table:table-cell table:style-name="Default" office:value-type="string" calcext:value-type="string">
            <text:p>SF4</text:p>
          </table:table-cell>
          <table:table-cell table:style-name="Default" office:value-type="string" calcext:value-type="string">
            <text:p>SF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.575726100462" calcext:value-type="float">
            <text:p>69.5757261005</text:p>
          </table:table-cell>
          <table:table-cell office:value-type="float" office:value="34.787863050231" calcext:value-type="float">
            <text:p>34.7878630502</text:p>
          </table:table-cell>
          <table:table-cell office:value-type="float" office:value="23.1919062730338" calcext:value-type="float">
            <text:p>23.191906273</text:p>
          </table:table-cell>
          <table:table-cell office:value-type="float" office:value="17.3939315251155" calcext:value-type="float">
            <text:p>17.3939315251</text:p>
          </table:table-cell>
          <table:table-cell office:value-type="float" office:value="13.9151452200924" calcext:value-type="float">
            <text:p>13.9151452201</text:p>
          </table:table-cell>
          <table:table-cell table:formula="of:=[.$B$3]/[.B3]" office:value-type="float" office:value="1" calcext:value-type="float">
            <text:p>1</text:p>
          </table:table-cell>
          <table:table-cell table:formula="of:=[.$B$3]/[.C3]" office:value-type="float" office:value="2" calcext:value-type="float">
            <text:p>2</text:p>
          </table:table-cell>
          <table:table-cell table:formula="of:=[.$B$3]/[.D3]" office:value-type="float" office:value="3.00000031396128" calcext:value-type="float">
            <text:p>3.000000314</text:p>
          </table:table-cell>
          <table:table-cell table:formula="of:=[.$B$3]/[.E3]" office:value-type="float" office:value="4" calcext:value-type="float">
            <text:p>4</text:p>
          </table:table-cell>
          <table:table-cell table:formula="of:=[.$B$3]/[.F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4.996210413162" calcext:value-type="float">
            <text:p>534.9962104132</text:p>
          </table:table-cell>
          <table:table-cell office:value-type="float" office:value="267.498081533239" calcext:value-type="float">
            <text:p>267.4980815332</text:p>
          </table:table-cell>
          <table:table-cell office:value-type="float" office:value="178.332030682147" calcext:value-type="float">
            <text:p>178.3320306821</text:p>
          </table:table-cell>
          <table:table-cell office:value-type="float" office:value="133.74903603195" calcext:value-type="float">
            <text:p>133.749036032</text:p>
          </table:table-cell>
          <table:table-cell office:value-type="float" office:value="106.999230245961" calcext:value-type="float">
            <text:p>106.999230246</text:p>
          </table:table-cell>
          <table:table-cell table:formula="of:=[.$B$4]/[.B4]" office:value-type="float" office:value="1" calcext:value-type="float">
            <text:p>1</text:p>
          </table:table-cell>
          <table:table-cell table:formula="of:=[.$B$4]/[.C4]" office:value-type="float" office:value="2.00000017699822" calcext:value-type="float">
            <text:p>2.000000177</text:p>
          </table:table-cell>
          <table:table-cell table:formula="of:=[.$B$4]/[.D4]" office:value-type="float" office:value="3.00000066374347" calcext:value-type="float">
            <text:p>3.0000006637</text:p>
          </table:table-cell>
          <table:table-cell table:formula="of:=[.$B$4]/[.E4]" office:value-type="float" office:value="4.00000049559506" calcext:value-type="float">
            <text:p>4.0000004956</text:p>
          </table:table-cell>
          <table:table-cell table:formula="of:=[.$B$4]/[.F4]" office:value-type="float" office:value="5.00000055311947" calcext:value-type="float">
            <text:p>5.0000005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5.64312192273" calcext:value-type="float">
            <text:p>625.6431219227</text:p>
          </table:table-cell>
          <table:table-cell office:value-type="float" office:value="312.82150023114" calcext:value-type="float">
            <text:p>312.8215002311</text:p>
          </table:table-cell>
          <table:table-cell office:value-type="float" office:value="208.547700559775" calcext:value-type="float">
            <text:p>208.5477005598</text:p>
          </table:table-cell>
          <table:table-cell office:value-type="float" office:value="156.410754164252" calcext:value-type="float">
            <text:p>156.4107541643</text:p>
          </table:table-cell>
          <table:table-cell office:value-type="float" office:value="125.128604141138" calcext:value-type="float">
            <text:p>125.1286041411</text:p>
          </table:table-cell>
          <table:table-cell table:formula="of:=[.$B$5]/[.B5]" office:value-type="float" office:value="1" calcext:value-type="float">
            <text:p>1</text:p>
          </table:table-cell>
          <table:table-cell table:formula="of:=[.$B$5]/[.C5]" office:value-type="float" office:value="2.00000038827398" calcext:value-type="float">
            <text:p>2.0000003883</text:p>
          </table:table-cell>
          <table:table-cell table:formula="of:=[.$B$5]/[.D5]" office:value-type="float" office:value="3.00000009706846" calcext:value-type="float">
            <text:p>3.0000000971</text:p>
          </table:table-cell>
          <table:table-cell table:formula="of:=[.$B$5]/[.E5]" office:value-type="float" office:value="4.00000067300821" calcext:value-type="float">
            <text:p>4.000000673</text:p>
          </table:table-cell>
          <table:table-cell table:formula="of:=[.$B$5]/[.F5]" office:value-type="float" office:value="5.00000080890409" calcext:value-type="float">
            <text:p>5.00000080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2.636387884861" calcext:value-type="float">
            <text:p>692.6363878849</text:p>
          </table:table-cell>
          <table:table-cell office:value-type="float" office:value="346.31819394243" calcext:value-type="float">
            <text:p>346.3181939424</text:p>
          </table:table-cell>
          <table:table-cell office:value-type="float" office:value="230.878808151901" calcext:value-type="float">
            <text:p>230.8788081519</text:p>
          </table:table-cell>
          <table:table-cell office:value-type="float" office:value="173.159115256635" calcext:value-type="float">
            <text:p>173.1591152566</text:p>
          </table:table-cell>
          <table:table-cell office:value-type="float" office:value="138.527286719682" calcext:value-type="float">
            <text:p>138.5272867197</text:p>
          </table:table-cell>
          <table:table-cell table:formula="of:=[.$B$4]/[.B4]" office:value-type="float" office:value="1" calcext:value-type="float">
            <text:p>1</text:p>
          </table:table-cell>
          <table:table-cell table:formula="of:=[.$B$4]/[.C4]" office:value-type="float" office:value="2.00000017699822" calcext:value-type="float">
            <text:p>2.000000177</text:p>
          </table:table-cell>
          <table:table-cell table:formula="of:=[.$B$4]/[.D4]" office:value-type="float" office:value="3.00000066374347" calcext:value-type="float">
            <text:p>3.0000006637</text:p>
          </table:table-cell>
          <table:table-cell table:formula="of:=[.$B$4]/[.E4]" office:value-type="float" office:value="4.00000049559506" calcext:value-type="float">
            <text:p>4.0000004956</text:p>
          </table:table-cell>
          <table:table-cell table:formula="of:=[.$B$4]/[.F4]" office:value-type="float" office:value="5.00000055311947" calcext:value-type="float">
            <text:p>5.00000055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56.94895784985" calcext:value-type="float">
            <text:p>1656.9489578499</text:p>
          </table:table-cell>
          <table:table-cell office:value-type="float" office:value="828.474478924924" calcext:value-type="float">
            <text:p>828.4744789249</text:p>
          </table:table-cell>
          <table:table-cell office:value-type="float" office:value="552.316268325573" calcext:value-type="float">
            <text:p>552.3162683256</text:p>
          </table:table-cell>
          <table:table-cell office:value-type="float" office:value="414.237208887837" calcext:value-type="float">
            <text:p>414.2372088878</text:p>
          </table:table-cell>
          <table:table-cell office:value-type="float" office:value="331.389753351687" calcext:value-type="float">
            <text:p>331.3897533517</text:p>
          </table:table-cell>
          <table:table-cell table:formula="of:=[.$B$7]/[.B7]" office:value-type="float" office:value="1" calcext:value-type="float">
            <text:p>1</text:p>
          </table:table-cell>
          <table:table-cell table:formula="of:=[.$B$7]/[.C7]" office:value-type="float" office:value="2" calcext:value-type="float">
            <text:p>2</text:p>
          </table:table-cell>
          <table:table-cell table:formula="of:=[.$B$7]/[.D7]" office:value-type="float" office:value="3.00000027678549" calcext:value-type="float">
            <text:p>3.0000002768</text:p>
          </table:table-cell>
          <table:table-cell table:formula="of:=[.$B$7]/[.E7]" office:value-type="float" office:value="4.00000029523785" calcext:value-type="float">
            <text:p>4.0000002952</text:p>
          </table:table-cell>
          <table:table-cell table:formula="of:=[.$B$7]/[.F7]" office:value-type="float" office:value="5.00000057663646" calcext:value-type="float">
            <text:p>5.00000057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06.71851716027" calcext:value-type="float">
            <text:p>2806.7185171603</text:p>
          </table:table-cell>
          <table:table-cell office:value-type="float" office:value="1403.35930370453" calcext:value-type="float">
            <text:p>1403.3593037045</text:p>
          </table:table-cell>
          <table:table-cell office:value-type="float" office:value="935.572944343677" calcext:value-type="float">
            <text:p>935.5729443437</text:p>
          </table:table-cell>
          <table:table-cell office:value-type="float" office:value="701.679651852266" calcext:value-type="float">
            <text:p>701.6796518523</text:p>
          </table:table-cell>
          <table:table-cell office:value-type="float" office:value="561.34379368084" calcext:value-type="float">
            <text:p>561.3437936808</text:p>
          </table:table-cell>
          <table:table-cell table:formula="of:=[.$B$8]/[.B8]" office:value-type="float" office:value="1" calcext:value-type="float">
            <text:p>1</text:p>
          </table:table-cell>
          <table:table-cell table:formula="of:=[.$B$8]/[.C8]" office:value-type="float" office:value="1.99999993569089" calcext:value-type="float">
            <text:p>1.9999999357</text:p>
          </table:table-cell>
          <table:table-cell table:formula="of:=[.$B$8]/[.D8]" office:value-type="float" office:value="2.9999996623772" calcext:value-type="float">
            <text:p>2.9999996624</text:p>
          </table:table-cell>
          <table:table-cell table:formula="of:=[.$B$8]/[.E8]" office:value-type="float" office:value="3.99999987138177" calcext:value-type="float">
            <text:p>3.9999998714</text:p>
          </table:table-cell>
          <table:table-cell table:formula="of:=[.$B$8]/[.F8]" office:value-type="float" office:value="4.99999919613625" calcext:value-type="float">
            <text:p>4.9999991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/00/0000</text:date>, <text:time style:data-style-name="N2" text:time-value="14:59:03.741059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3:07:22.723900114</meta:creation-date>
    <dc:date>2018-07-06T15:12:00.825445057</dc:date>
    <meta:editing-duration>PT2M51S</meta:editing-duration>
    <meta:editing-cycles>4</meta:editing-cycles>
    <meta:generator>LibreOffice/5.1.6.2$Linux_X86_64 LibreOffice_project/10m0$Build-2</meta:generator>
    <meta:document-statistic meta:table-count="1" meta:cell-count="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29cm" svg:height="12.813cm" xlink:href=".." xlink:type="simple" chart:class="chart:scatter" chart:column-mapping="1 4 5 3 2" chart:style-name="ch1">
        <chart:title svg:x="7.296cm" svg:y="0.391cm" chart:style-name="ch2">
          <text:p>L100 x H20 x W2 [mm] Scaling Factor Inv</text:p>
        </chart:title>
        <chart:legend chart:legend-position="end" svg:x="21.143cm" svg:y="5.101cm" style:legend-expansion="high" chart:style-name="ch3"/>
        <chart:plot-area chart:style-name="ch4" table:cell-range-address="Sheet1.A3:Sheet1.C8 Sheet1.B2:Sheet1.C2 Sheet1.D2:Sheet1.F8" chart:data-source-has-labels="row" svg:x="1.477cm" svg:y="1.432cm" svg:width="19.204cm" svg:height="10.14cm">
          <chartooo:coordinate-region svg:x="2.477cm" svg:y="1.633cm" svg:width="18.109cm" svg:height="9.288cm"/>
          <chart:axis chart:dimension="x" chart:name="primary-x" chart:style-name="ch5">
            <chart:title svg:x="9.845cm" svg:y="11.828cm" chart:style-name="ch6">
              <text:p>Mode Number n</text:p>
            </chart:title>
          </chart:axis>
          <chart:axis chart:dimension="y" chart:name="primary-y" chart:style-name="ch5">
            <chart:title svg:x="0.451cm" svg:y="7.655cm" chart:style-name="ch7">
              <text:p>Frequency [Hz]</text:p>
            </chart:title>
            <chart:grid chart:style-name="ch8" chart:class="major"/>
          </chart:axis>
          <chart:series chart:style-name="ch9" chart:values-cell-range-address="Sheet1.B3:Sheet1.B8" chart:label-cell-address="Sheet1.B2:Sheet1.B2" chart:class="chart:scatter">
            <chart:domain table:cell-range-address="Sheet1.A3:Sheet1.A8"/>
            <chart:data-point chart:repeated="6"/>
          </chart:series>
          <chart:series chart:style-name="ch10" chart:values-cell-range-address="Sheet1.E3:Sheet1.E8" chart:label-cell-address="Sheet1.E2:Sheet1.E2" chart:class="chart:scatter">
            <chart:data-point chart:repeated="6"/>
          </chart:series>
          <chart:series chart:style-name="ch11" chart:values-cell-range-address="Sheet1.F3:Sheet1.F8" chart:label-cell-address="Sheet1.F2:Sheet1.F2" chart:class="chart:scatter">
            <chart:data-point chart:repeated="6"/>
          </chart:series>
          <chart:series chart:style-name="ch12" chart:values-cell-range-address="Sheet1.D3:Sheet1.D8" chart:label-cell-address="Sheet1.D2:Sheet1.D2" chart:class="chart:scatter">
            <chart:data-point chart:repeated="6"/>
          </chart:series>
          <chart:series chart:style-name="ch13" chart:values-cell-range-address="Sheet1.C3:Sheet1.C8" chart:label-cell-address="Sheet1.C2:Sheet1.C2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f1</text:p>
                <draw:g>
                  <svg:desc>Sheet1.B2:Sheet1.B2</svg:desc>
                </draw:g>
              </table:table-cell>
              <table:table-cell office:value-type="string">
                <text:p>SF4</text:p>
                <draw:g>
                  <svg:desc>Sheet1.E2:Sheet1.E2</svg:desc>
                </draw:g>
              </table:table-cell>
              <table:table-cell office:value-type="string">
                <text:p>SF5</text:p>
                <draw:g>
                  <svg:desc>Sheet1.F2:Sheet1.F2</svg:desc>
                </draw:g>
              </table:table-cell>
              <table:table-cell office:value-type="string">
                <text:p>SF3</text:p>
                <draw:g>
                  <svg:desc>Sheet1.D2:Sheet1.D2</svg:desc>
                </draw:g>
              </table:table-cell>
              <table:table-cell office:value-type="string">
                <text:p>SF2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8</svg:desc>
                </draw:g>
              </table:table-cell>
              <table:table-cell office:value-type="float" office:value="69.575726100462">
                <text:p>69.575726100462</text:p>
                <draw:g>
                  <svg:desc>Sheet1.B3:Sheet1.B8</svg:desc>
                </draw:g>
              </table:table-cell>
              <table:table-cell office:value-type="float" office:value="17.3939315251155">
                <text:p>17.3939315251155</text:p>
                <draw:g>
                  <svg:desc>Sheet1.E3:Sheet1.E8</svg:desc>
                </draw:g>
              </table:table-cell>
              <table:table-cell office:value-type="float" office:value="13.9151452200924">
                <text:p>13.9151452200924</text:p>
                <draw:g>
                  <svg:desc>Sheet1.F3:Sheet1.F8</svg:desc>
                </draw:g>
              </table:table-cell>
              <table:table-cell office:value-type="float" office:value="23.1919062730338">
                <text:p>23.1919062730338</text:p>
                <draw:g>
                  <svg:desc>Sheet1.D3:Sheet1.D8</svg:desc>
                </draw:g>
              </table:table-cell>
              <table:table-cell office:value-type="float" office:value="34.787863050231">
                <text:p>34.787863050231</text:p>
                <draw:g>
                  <svg:desc>Sheet1.C3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4.996210413162">
                <text:p>534.996210413162</text:p>
              </table:table-cell>
              <table:table-cell office:value-type="float" office:value="133.74903603195">
                <text:p>133.74903603195</text:p>
              </table:table-cell>
              <table:table-cell office:value-type="float" office:value="106.999230245961">
                <text:p>106.999230245961</text:p>
              </table:table-cell>
              <table:table-cell office:value-type="float" office:value="178.332030682147">
                <text:p>178.332030682147</text:p>
              </table:table-cell>
              <table:table-cell office:value-type="float" office:value="267.498081533239">
                <text:p>267.498081533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25.64312192273">
                <text:p>625.64312192273</text:p>
              </table:table-cell>
              <table:table-cell office:value-type="float" office:value="156.410754164252">
                <text:p>156.410754164252</text:p>
              </table:table-cell>
              <table:table-cell office:value-type="float" office:value="125.128604141138">
                <text:p>125.128604141138</text:p>
              </table:table-cell>
              <table:table-cell office:value-type="float" office:value="208.547700559775">
                <text:p>208.547700559775</text:p>
              </table:table-cell>
              <table:table-cell office:value-type="float" office:value="312.82150023114">
                <text:p>312.82150023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92.636387884861">
                <text:p>692.636387884861</text:p>
              </table:table-cell>
              <table:table-cell office:value-type="float" office:value="173.159115256635">
                <text:p>173.159115256635</text:p>
              </table:table-cell>
              <table:table-cell office:value-type="float" office:value="138.527286719682">
                <text:p>138.527286719682</text:p>
              </table:table-cell>
              <table:table-cell office:value-type="float" office:value="230.878808151901">
                <text:p>230.878808151901</text:p>
              </table:table-cell>
              <table:table-cell office:value-type="float" office:value="346.31819394243">
                <text:p>346.31819394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56.94895784985">
                <text:p>1656.94895784985</text:p>
              </table:table-cell>
              <table:table-cell office:value-type="float" office:value="414.237208887837">
                <text:p>414.237208887837</text:p>
              </table:table-cell>
              <table:table-cell office:value-type="float" office:value="331.389753351687">
                <text:p>331.389753351687</text:p>
              </table:table-cell>
              <table:table-cell office:value-type="float" office:value="552.316268325573">
                <text:p>552.316268325573</text:p>
              </table:table-cell>
              <table:table-cell office:value-type="float" office:value="828.474478924924">
                <text:p>828.474478924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06.71851716027">
                <text:p>2806.71851716027</text:p>
              </table:table-cell>
              <table:table-cell office:value-type="float" office:value="701.679651852266">
                <text:p>701.679651852266</text:p>
              </table:table-cell>
              <table:table-cell office:value-type="float" office:value="561.34379368084">
                <text:p>561.34379368084</text:p>
              </table:table-cell>
              <table:table-cell office:value-type="float" office:value="935.572944343677">
                <text:p>935.572944343677</text:p>
              </table:table-cell>
              <table:table-cell office:value-type="float" office:value="1403.35930370453">
                <text:p>1403.35930370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